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0402in" fo:margin-bottom="0.0402in" fo:text-align="justify" style:justify-single-word="false"/>
      <style:text-properties fo:font-size="16pt" style:font-size-asian="16pt" style:font-size-complex="16pt"/>
    </style:style>
    <style:style style:name="P2" style:family="paragraph" style:parent-style-name="Standard">
      <style:paragraph-properties fo:margin-top="0.0402in" fo:margin-bottom="0.0402in" fo:text-align="center" style:justify-single-word="false"/>
      <style:text-properties fo:font-size="16pt" style:font-size-asian="16pt" style:font-size-complex="16pt"/>
    </style:style>
    <style:style style:name="P3" style:family="paragraph" style:parent-style-name="Standard">
      <style:paragraph-properties fo:margin-top="0.0402in" fo:margin-bottom="0.0402in" fo:text-align="justify" style:justify-single-word="false"/>
      <style:text-properties fo:font-size="11pt" style:font-size-asian="11pt" style:font-size-complex="11pt"/>
    </style:style>
    <style:style style:name="P4" style:family="paragraph" style:parent-style-name="Standard">
      <style:paragraph-properties fo:margin-top="0.0402in" fo:margin-bottom="0.0402in" fo:text-align="justify" style:justify-single-word="false"/>
      <style:text-properties fo:font-size="10pt" style:font-size-asian="10pt" style:font-size-complex="10pt"/>
    </style:style>
    <style:style style:name="P5" style:family="paragraph" style:parent-style-name="Standard">
      <style:paragraph-properties fo:margin-top="0.0402in" fo:margin-bottom="0.0402in" fo:text-align="justify" style:justify-single-word="false"/>
      <style:text-properties fo:font-size="14pt" style:font-size-asian="14pt" style:font-size-complex="14pt"/>
    </style:style>
    <style:style style:name="P6" style:family="paragraph" style:parent-style-name="Standard">
      <style:paragraph-properties fo:margin-top="0.0402in" fo:margin-bottom="0.0402in" fo:text-align="justify" style:justify-single-word="false"/>
      <style:text-properties fo:font-variant="normal" fo:text-transform="none" fo:color="#333333" style:font-name="Times New Roman" fo:font-size="6pt" fo:letter-spacing="normal" fo:font-style="normal" fo:font-weight="normal" style:font-size-asian="6pt" style:font-weight-asian="normal" style:font-size-complex="6pt" style:font-weight-complex="normal"/>
    </style:style>
    <style:style style:name="P7" style:family="paragraph" style:parent-style-name="Standard">
      <style:paragraph-properties fo:margin-top="0.0402in" fo:margin-bottom="0.0402in" fo:text-align="justify" style:justify-single-word="false"/>
      <style:text-properties fo:font-size="6pt" style:font-size-asian="6pt" style:font-size-complex="6pt"/>
    </style:style>
    <style:style style:name="P8" style:family="paragraph" style:parent-style-name="Standard">
      <style:paragraph-properties fo:margin-top="0.0402in" fo:margin-bottom="0.0402in" fo:text-align="justify" style:justify-single-word="false">
        <style:tab-stops>
          <style:tab-stop style:position="0.6146in"/>
          <style:tab-stop style:position="0.7398in"/>
        </style:tab-stops>
      </style:paragraph-properties>
      <style:text-properties fo:font-size="6pt" style:font-size-asian="6pt" style:font-size-complex="6pt"/>
    </style:style>
    <style:style style:name="P9" style:family="paragraph" style:parent-style-name="Standard">
      <style:paragraph-properties fo:margin-top="0.0402in" fo:margin-bottom="0.0402in" fo:text-align="justify" style:justify-single-word="false"/>
      <style:text-properties fo:font-size="14pt" style:font-size-asian="14pt" style:font-size-complex="14pt"/>
    </style:style>
    <style:style style:name="P10" style:family="paragraph" style:parent-style-name="Standard">
      <style:paragraph-properties fo:margin-top="0.0402in" fo:margin-bottom="0.0402in" fo:text-align="justify" style:justify-single-word="false"/>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vaScript Code Quality</text:p>
      <text:p text:style-name="P3"/>
      <text:p text:style-name="P1">Bugs:</text:p>
      <text:p text:style-name="P7"/>
      <text:p text:style-name="P5">1. “yield” expression should not be used outside generators</text:p>
      <text:p text:style-name="P5"><text:tab/>The yield keyword is used in generator functions to return a IteratorResult to the caller.It has no other purpose so if it is found outside the generator it will raise a reference error.</text:p>
      <text:p text:style-name="P7"/>
      <text:p text:style-name="P5">2. Function calls should not pass extra arguments</text:p>
      <text:p text:style-name="P5"><text:tab/>In javaScript a function can be easily called with extra arguments but the extra arguments are ignored by function making extra arguments of no use. </text:p>
      <text:p text:style-name="P7"/>
      <text:p text:style-name="P5">3. NaN should not be used in comparision</text:p>
      <text:p text:style-name="P5"><text:tab/>NaN is not equal to anything even itself. Testing the equality with NaN will yield in the results which are not expected.</text:p>
      <text:p text:style-name="P7"/>
      <text:p text:style-name="P5">4. new Keyword should be used with functions</text:p>
      <text:p text:style-name="P5"><text:tab/>The new keyword should only be used with objects that define a constructor function. Using it with anything else will raise a TypeError.</text:p>
      <text:p text:style-name="P7"/>
      <text:p text:style-name="P5">5. Attempts should not be made to update const variables</text:p>
      <text:p text:style-name="P5"><text:tab/>Variables declared as const cannot be modified. An attempt to do so don't always raise an error but simply be ignored.</text:p>
      <text:p text:style-name="P7"/>
      <text:p text:style-name="P5">6. Avoid infinite loops</text:p>
      <text:p text:style-name="P5"><text:tab/>Infinite loop is the one that never comes out of <text:s/>it. Every loop must have an end condition or a break.</text:p>
      <text:p text:style-name="P7"/>
      <text:p text:style-name="P5">7. Setters should not return values</text:p>
      <text:p text:style-name="P5"><text:tab/>Functions declared with set keyword will automatically return the values they were passed. Thus any value explicitly returned from the setter will be ignored and explicitly returning a value is an error.</text:p>
      <text:p text:style-name="P7"/>
      <text:p text:style-name="P5">8. Calls should not be made to non-callable values</text:p>
      <text:p text:style-name="P5"><text:tab/>JavaScript gives a lot of freedom to its developers as it is not a strongly typed language but calling a non-callable value will raise a TypeError.</text:p>
      <text:p text:style-name="P7"><text:soft-page-break/></text:p>
      <text:p text:style-name="P5">9. Conditionally executed blocks should be reachable</text:p>
      <text:p text:style-name="P5"><text:tab/>If a conditional expression is always false then the block is never executed i.e it is said to be dead code it is not a good practice to have a dead code.</text:p>
      <text:p text:style-name="P7"/>
      <text:p text:style-name="P5">10. Jump statement should not be followed by other statements</text:p>
      <text:p text:style-name="P5"><text:tab/>Jump statements move the control flow out of the current block. Typically any statements followed by jump are never executed making it useless.</text:p>
      <text:p text:style-name="P4"/>
      <text:p text:style-name="P1">Vulnerabilities:</text:p>
      <text:p text:style-name="P7"/>
      <text:p text:style-name="P5">1. Code Should not be dynamically injected and executed</text:p>
      <text:p text:style-name="P5"><text:tab/>The eval function is a way to run arbitrary code at run-time. Dynamically evaluating code is slow and a potential security issue when the arguments are not properly validated.</text:p>
      <text:p text:style-name="P7"/>
      <text:p text:style-name="P5">2. Cross document messaging domains should be carefully restricted</text:p>
      <text:p text:style-name="P5"><text:tab/>To migrate the risk of sending sensitive information to a document served from a hostile or unknown domain,this rule raise an issue each time when window.postMessage is used.</text:p>
      <text:p text:style-name="P7"/>
      <text:p text:style-name="P5">3. Function constructors should not be used</text:p>
      <text:p text:style-name="P5"><text:tab/>Function constructors are dangerous their execution evaluates the constructor's string arguments similar to the way eval works, which could expose your program to random,unintended code which can be both slow and a security risk.</text:p>
      <text:p text:style-name="P7"/>
      <text:p text:style-name="P5">4. alert(..) should not be used</text:p>
      <text:p text:style-name="P5"><text:tab/>alert(..) is used for debugging purpose during development, but in production mode this kind of pop-up could expose sensitive information to attacker.</text:p>
      <text:p text:style-name="P7"/>
      <text:p text:style-name="P5">5. Debugger statements should be removed</text:p>
      <text:p text:style-name="P5"><text:tab/>Debugger statements can be placed anywhere in the program to suspend execution similar to breakpoints. Such statements should be removed in production code.</text:p>
      <text:p text:style-name="P7"/>
      <text:p text:style-name="P5">6. Web SQL databases should not be used</text:p>
      <text:p text:style-name="P5"><text:tab/> The Web SQL databases was deprecated by the W3C and was only implemented in some browsers. The use of Web SQL databases poses security concerns, since you <text:soft-page-break/>only need its name to access such a database.</text:p>
      <text:p text:style-name="P6"/>
      <text:p text:style-name="P5">7. Local storage should not be used</text:p>
      <text:p text:style-name="P5"><text:tab/> Local storage and session storage are html5 features which allow developers to easily store data at client-side. It can be dangerous to store sensitive information as the data is not encrypted by default and any script on the page may access it. </text:p>
      <text:p text:style-name="P7"/>
      <text:p text:style-name="P5">8. Untrusted content should not be included</text:p>
      <text:p text:style-name="P5"><text:tab/>Including content <text:s/>in your site from an untrusted source can expose your users to attackers and even compromise your own site.</text:p>
      <text:p text:style-name="P7"/>
      <text:p text:style-name="P5">9. Console logging should not be used</text:p>
      <text:p text:style-name="P5"><text:tab/>Debug statements are always useful in the development process but including them in production code may expose sensitive data and also slow downs the browser.</text:p>
      <text:p text:style-name="P4"/>
      <text:p text:style-name="P1">Code Smells:</text:p>
      <text:p text:style-name="P8"/>
      <text:p text:style-name="P5">1. Switch statements should not contain non case labels</text:p>
      <text:p text:style-name="P5"><text:tab/>Mixing of case and non case labels is allowed in the body of switch statement but it is very confusing so it must be avoided.</text:p>
      <text:p text:style-name="P7"/>
      <text:p text:style-name="P5">2. Switch case should end with break statement</text:p>
      <text:p text:style-name="P5"><text:tab/>If the execution is not explicitly terminated at the end od switch case it continue to execute the following cases so every switch case should be terminated with a break statements top avoid unexpected behavior.</text:p>
      <text:p text:style-name="P5">3. Short circuit logic should be used in boolean contexts</text:p>
      <text:p text:style-name="P5"><text:tab/>The use of non short circuit logic in boolean contexts decreases the performance and somethings may cause a program errors as conditions are evaluated under wrong circumstances.</text:p>
      <text:p text:style-name="P7"/>
      <text:p text:style-name="P5">4. Avoid writing duplicate blocks</text:p>
      <text:p text:style-name="P5"><text:tab/>Writing the same block of code makes no sense. Therefore reuse the existing code instead of writing it again.</text:p>
      <text:p text:style-name="P7"/>
      <text:p text:style-name="P5">5. Jump statements should not used unconditionally</text:p>
      <text:p text:style-name="P5"><text:tab/>Having unconditional break,return etc in a loop renders it useless as the loop is executed only once.</text:p>
      <text:p text:style-name="P7"><text:soft-page-break/></text:p>
      <text:p text:style-name="P5">6. Remove unused labels, blocks etc</text:p>
      <text:p text:style-name="P5"><text:tab/>If a labels,blocks etc are declared but not used then it can be considered as dead code so such code should be removed.</text:p>
      <text:p text:style-name="P7"/>
      <text:p text:style-name="P5">7. Silly math should not be performed</text:p>
      <text:p text:style-name="P5"><text:tab/>Silly math like multiplying with one,adding zero,modulo one etc should not be performed as it is of no use.</text:p>
      <text:p text:style-name="P7"/>
      <text:p text:style-name="P5">8. Use while loop instead of for loop</text:p>
      <text:p text:style-name="P5"><text:tab/>when only condition expression is defined in a for loop and initialization and increment expressions are missing,a while loop should be used instead of a for loop to increase the readability.</text:p>
      <text:p text:style-name="P7"/>
      <text:p text:style-name="P5">9. Method should not return constants</text:p>
      <text:p text:style-name="P5"><text:tab/>There is no point in calling a function which return a constant i.e you are unnecessarily forcing the overhead of method call that always return a constant value.</text:p>
      <text:p text:style-name="P7"/>
      <text:p text:style-name="P5">10. Empty statements should be removed</text:p>
      <text:p text:style-name="P5"><text:tab/>Empty statements are of no use. They are generally a typo errors like typing two semicolons instead of one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14T17:29:12.29</meta:creation-date>
    <meta:editing-duration>PT2H13M6S</meta:editing-duration>
    <meta:editing-cycles>12</meta:editing-cycles>
    <meta:generator>OpenOffice/4.1.1$Win32 OpenOffice.org_project/411m6$Build-9775</meta:generator>
    <meta:initial-creator>Tarun Kumar </meta:initial-creator>
    <dc:date>2018-01-14T21:26:46.90</dc:date>
    <dc:creator>Tarun Kumar </dc:creator>
    <meta:document-statistic meta:table-count="0" meta:image-count="0" meta:object-count="0" meta:page-count="4" meta:paragraph-count="62" meta:word-count="986" meta:character-count="5857"/>
  </office:meta>
</office:document-meta>
</file>